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MI10" svg:font-family="CMMI10"/>
    <style:font-face style:name="Menlo-Regular" svg:font-family="Menlo-Regular"/>
    <style:font-face style:name="OpenSymbol" svg:font-family="OpenSymbol"/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354in" style:rel-column-width="9798*"/>
    </style:style>
    <style:style style:name="Table1.B" style:family="table-column">
      <style:table-column-properties style:column-width="1.5in" style:rel-column-width="14195*"/>
    </style:style>
    <style:style style:name="Table1.C" style:family="table-column">
      <style:table-column-properties style:column-width="1.4556in" style:rel-column-width="13774*"/>
    </style:style>
    <style:style style:name="Table1.D" style:family="table-column">
      <style:table-column-properties style:column-width="1.5486in" style:rel-column-width="14655*"/>
    </style:style>
    <style:style style:name="Table1.E" style:family="table-column">
      <style:table-column-properties style:column-width="1.3854in" style:rel-column-width="1311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4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Table1.E4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0264in" style:rel-column-width="9713*"/>
    </style:style>
    <style:style style:name="Table2.B" style:family="table-column">
      <style:table-column-properties style:column-width="1.5in" style:rel-column-width="14195*"/>
    </style:style>
    <style:style style:name="Table2.C" style:family="table-column">
      <style:table-column-properties style:column-width="1.4563in" style:rel-column-width="13781*"/>
    </style:style>
    <style:style style:name="Table2.D" style:family="table-column">
      <style:table-column-properties style:column-width="1.5569in" style:rel-column-width="14734*"/>
    </style:style>
    <style:style style:name="Table2.E" style:family="table-column">
      <style:table-column-properties style:column-width="1.3854in" style:rel-column-width="1311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Table2.E4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6*"/>
    </style:style>
    <style:style style:name="Table3.C" style:family="table-column">
      <style:table-column-properties style:column-width="1.3847in" style:rel-column-width="13107*"/>
    </style:style>
    <style:style style:name="Table3.E" style:family="table-column">
      <style:table-column-properties style:column-width="1.3854in" style:rel-column-width="1310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3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Table3.E3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style:font-name-asian="Menlo-Regular" style:font-size-asian="12pt" style:font-name-complex="Menlo-Regular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Times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CMMI10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" fo:font-size="12pt" style:font-name-asian="Menlo-Regular" style:font-size-asian="12pt" style:font-name-complex="Menlo-Regular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2pt" style:font-name-asian="Menlo-Regular" style:font-size-asian="12pt" style:font-name-complex="Menlo-Regular" style:font-size-complex="12pt"/>
    </style:style>
    <style:style style:name="T1" style:family="text">
      <style:text-properties style:font-name="Times New Roman"/>
    </style: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ire Sato Feb. 13, 2014</text:p>
      <text:p text:style-name="P2">COMP135: Intro to Machine Learning</text:p>
      <text:p text:style-name="P2"/>
      <text:p text:style-name="P3">Assignment 4: Normalization, KNN, and Perceptron</text:p>
      <text:p text:style-name="P3"/>
      <text:p text:style-name="P3">Accuracy</text:p>
      <text:p text:style-name="P3">KN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/>
          </table:table-cell>
          <table:table-cell table:style-name="Table1.B1" table:number-columns-spanned="4" office:value-type="string">
            <text:p text:style-name="P9">Sona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/>
          </table:table-cell>
          <table:table-cell table:style-name="Table1.A2" table:number-columns-spanned="2" office:value-type="string">
            <text:p text:style-name="P9">Normalized</text:p>
          </table:table-cell>
          <table:covered-table-cell/>
          <table:table-cell table:style-name="Table1.D2" table:number-columns-spanned="2" office:value-type="string">
            <text:p text:style-name="P3">Unnormalized</text:p>
          </table:table-cell>
          <table:covered-table-cell/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Original</text:p>
          </table:table-cell>
          <table:table-cell table:style-name="Table1.A2" office:value-type="string">
            <text:p text:style-name="P3">Noisy</text:p>
          </table:table-cell>
          <table:table-cell table:style-name="Table1.A2" office:value-type="string">
            <text:p text:style-name="P3">Original</text:p>
          </table:table-cell>
          <table:table-cell table:style-name="Table1.D2" office:value-type="string">
            <text:p text:style-name="P3">Noisy</text:p>
          </table:table-cell>
        </table:table-row>
        <table:table-row>
          <table:table-cell table:style-name="Table1.A2" office:value-type="string">
            <text:p text:style-name="P9">k=1</text:p>
          </table:table-cell>
          <table:table-cell table:style-name="Table1.B4" office:value-type="percentage" office:value="0.55">
            <text:p text:style-name="P1">55.00%</text:p>
          </table:table-cell>
          <table:table-cell table:style-name="Table1.B4" office:value-type="percentage" office:value="0.55">
            <text:p text:style-name="P1">55.00%</text:p>
          </table:table-cell>
          <table:table-cell table:style-name="Table1.B4" office:value-type="percentage" office:value="0.55">
            <text:p text:style-name="P1">55.00%</text:p>
          </table:table-cell>
          <table:table-cell table:style-name="Table1.E4" office:value-type="percentage" office:value="0.55">
            <text:p text:style-name="P7">55.00%</text:p>
          </table:table-cell>
        </table:table-row>
        <table:table-row>
          <table:table-cell table:style-name="Table1.A2" office:value-type="string">
            <text:p text:style-name="P9">k=3</text:p>
          </table:table-cell>
          <table:table-cell table:style-name="Table1.B4" office:value-type="percentage" office:value="0.84">
            <text:p text:style-name="P1">84.00%</text:p>
          </table:table-cell>
          <table:table-cell table:style-name="Table1.B4" office:value-type="percentage" office:value="0.71">
            <text:p text:style-name="P7">71.00%</text:p>
          </table:table-cell>
          <table:table-cell table:style-name="Table1.B4" office:value-type="percentage" office:value="0.77">
            <text:p text:style-name="P1">77.00%</text:p>
          </table:table-cell>
          <table:table-cell table:style-name="Table1.E4" office:value-type="percentage" office:value="0.67">
            <text:p text:style-name="P1">67.00%</text:p>
          </table:table-cell>
        </table:table-row>
        <table:table-row>
          <table:table-cell table:style-name="Table1.A2" office:value-type="string">
            <text:p text:style-name="P9">k=5</text:p>
          </table:table-cell>
          <table:table-cell table:style-name="Table1.B4" office:value-type="percentage" office:value="0.81">
            <text:p text:style-name="P7">81.00%</text:p>
          </table:table-cell>
          <table:table-cell table:style-name="Table1.B4" office:value-type="percentage" office:value="0.81">
            <text:p text:style-name="P1">81.00%</text:p>
          </table:table-cell>
          <table:table-cell table:style-name="Table1.B4" office:value-type="percentage" office:value="0.77">
            <text:p text:style-name="P7">77.00%</text:p>
          </table:table-cell>
          <table:table-cell table:style-name="Table1.E4" office:value-type="percentage" office:value="0.64">
            <text:p text:style-name="P7">64.00%</text:p>
          </table:table-cell>
        </table:table-row>
      </table:table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/>
          </table:table-cell>
          <table:table-cell table:style-name="Table2.B1" table:number-columns-spanned="4" office:value-type="string">
            <text:p text:style-name="P9">Vertebrate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/>
          </table:table-cell>
          <table:table-cell table:style-name="Table2.A2" table:number-columns-spanned="2" office:value-type="string">
            <text:p text:style-name="P9">Normalized</text:p>
          </table:table-cell>
          <table:covered-table-cell/>
          <table:table-cell table:style-name="Table2.D2" table:number-columns-spanned="2" office:value-type="string">
            <text:p text:style-name="P3">Unnormalized</text:p>
          </table:table-cell>
          <table:covered-table-cell/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Original</text:p>
          </table:table-cell>
          <table:table-cell table:style-name="Table2.A2" office:value-type="string">
            <text:p text:style-name="P3">Noisy</text:p>
          </table:table-cell>
          <table:table-cell table:style-name="Table2.A2" office:value-type="string">
            <text:p text:style-name="P3">Original</text:p>
          </table:table-cell>
          <table:table-cell table:style-name="Table2.D2" office:value-type="string">
            <text:p text:style-name="P3">Noisy</text:p>
          </table:table-cell>
        </table:table-row>
        <table:table-row>
          <table:table-cell table:style-name="Table2.A2" office:value-type="string">
            <text:p text:style-name="P9">k=1</text:p>
          </table:table-cell>
          <table:table-cell table:style-name="Table2.B4" office:value-type="percentage" office:value="0.68">
            <text:p text:style-name="P1">68.00%</text:p>
          </table:table-cell>
          <table:table-cell table:style-name="Table2.B4" office:value-type="percentage" office:value="0.68">
            <text:p text:style-name="P7">68.00%</text:p>
          </table:table-cell>
          <table:table-cell table:style-name="Table2.B4" office:value-type="percentage" office:value="0.68">
            <text:p text:style-name="P7">68.00%</text:p>
          </table:table-cell>
          <table:table-cell table:style-name="Table2.E4" office:value-type="percentage" office:value="0.68">
            <text:p text:style-name="P1">68.00%</text:p>
          </table:table-cell>
        </table:table-row>
        <table:table-row>
          <table:table-cell table:style-name="Table2.A2" office:value-type="string">
            <text:p text:style-name="P9">k=3</text:p>
          </table:table-cell>
          <table:table-cell table:style-name="Table2.B4" office:value-type="percentage" office:value="0.75">
            <text:p text:style-name="P7">75.00%</text:p>
          </table:table-cell>
          <table:table-cell table:style-name="Table2.B4" office:value-type="percentage" office:value="0.71">
            <text:p text:style-name="P7">71.00%</text:p>
          </table:table-cell>
          <table:table-cell table:style-name="Table2.B4" office:value-type="percentage" office:value="0.79">
            <text:p text:style-name="P1">79.00%</text:p>
          </table:table-cell>
          <table:table-cell table:style-name="Table2.E4" office:value-type="percentage" office:value="0.68">
            <text:p text:style-name="P1">68.00%</text:p>
          </table:table-cell>
        </table:table-row>
        <table:table-row>
          <table:table-cell table:style-name="Table2.A2" office:value-type="string">
            <text:p text:style-name="P9">k=5</text:p>
          </table:table-cell>
          <table:table-cell table:style-name="Table2.B4" office:value-type="percentage" office:value="0.77">
            <text:p text:style-name="P1">77.00%</text:p>
          </table:table-cell>
          <table:table-cell table:style-name="Table2.B4" office:value-type="percentage" office:value="0.66">
            <text:p text:style-name="P7">66.00%</text:p>
          </table:table-cell>
          <table:table-cell table:style-name="Table2.B4" office:value-type="percentage" office:value="0.83">
            <text:p text:style-name="P1">83.00%</text:p>
          </table:table-cell>
          <table:table-cell table:style-name="Table2.E4" office:value-type="percentage" office:value="0.65">
            <text:p text:style-name="P7">65.00%</text:p>
          </table:table-cell>
        </table:table-row>
      </table:table>
      <text:p text:style-name="P4"/>
      <text:p text:style-name="P3">Perceptron</text:p>
      <table:table table:name="Table3" table:style-name="Table3">
        <table:table-column table:style-name="Table3.A" table:number-columns-repeated="2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9"/>
          </table:table-cell>
          <table:table-cell table:style-name="Table3.A1" table:number-columns-spanned="2" office:value-type="string">
            <text:p text:style-name="P9">Sonar</text:p>
          </table:table-cell>
          <table:covered-table-cell/>
          <table:table-cell table:style-name="Table3.D1" table:number-columns-spanned="2" office:value-type="string">
            <text:p text:style-name="P9">Vertebrate</text:p>
          </table:table-cell>
          <table:covered-table-cell/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Original</text:p>
          </table:table-cell>
          <table:table-cell table:style-name="Table3.A2" office:value-type="string">
            <text:p text:style-name="P9">Noisy</text:p>
          </table:table-cell>
          <table:table-cell table:style-name="Table3.A2" office:value-type="string">
            <text:p text:style-name="P9">Original</text:p>
          </table:table-cell>
          <table:table-cell table:style-name="Table3.E2" office:value-type="string">
            <text:p text:style-name="P9">Noisy</text:p>
          </table:table-cell>
        </table:table-row>
        <table:table-row>
          <table:table-cell table:style-name="Table3.A2" office:value-type="string">
            <text:p text:style-name="P6">η <text:span text:style-name="T1"><text:s/>= .01</text:span></text:p>
          </table:table-cell>
          <table:table-cell table:style-name="Table3.B3" office:value-type="percentage" office:value="0.63">
            <text:p text:style-name="P7">63.00%</text:p>
          </table:table-cell>
          <table:table-cell table:style-name="Table3.B3" office:value-type="percentage" office:value="0.55">
            <text:p text:style-name="P7">55.00%</text:p>
          </table:table-cell>
          <table:table-cell table:style-name="Table3.B3" office:value-type="percentage" office:value="0.76">
            <text:p text:style-name="P7">76.00%</text:p>
          </table:table-cell>
          <table:table-cell table:style-name="Table3.E3" office:value-type="percentage" office:value="0.71">
            <text:p text:style-name="P7">71.00%</text:p>
          </table:table-cell>
        </table:table-row>
        <table:table-row>
          <table:table-cell table:style-name="Table3.A2" office:value-type="string">
            <text:p text:style-name="P6">η <text:span text:style-name="T1"><text:s/>= .001</text:span></text:p>
          </table:table-cell>
          <table:table-cell table:style-name="Table3.B3" office:value-type="percentage" office:value="0.71">
            <text:p text:style-name="P7">71.00%</text:p>
          </table:table-cell>
          <table:table-cell table:style-name="Table3.B3" office:value-type="percentage" office:value="0.63">
            <text:p text:style-name="P7">63.00%</text:p>
          </table:table-cell>
          <table:table-cell table:style-name="Table3.B3" office:value-type="percentage" office:value="0.77">
            <text:p text:style-name="P7">77.00%</text:p>
          </table:table-cell>
          <table:table-cell table:style-name="Table3.E3" office:value-type="percentage" office:value="0.74">
            <text:p text:style-name="P7">74.00%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1. <text:s/>For KNN normalization helps more with the sonar datasets. <text:s/>When noisy features are added, the accuracy for both the original and normalized is lower. <text:s/>This may be because KNN measures the euclidean distance between a test point and the training points, adding noise will create more dimensions that that may lead to an incorrect classification.</text:p>
      <text:p text:style-name="P5"/>
      <text:p text:style-name="P5">2. <text:s/>If we had to measure the performance of even values for k, we would have to write code to resolve ties. <text:s/>For example, if k = 2 and the two nearest points for the test point were classified as 1 and -1, we would have to compare the distance between the test point and neighbor 1 against that of the test point and neighbor 2. <text:s/>This comparison would require additional code.</text:p>
      <text:p text:style-name="P5"/>
      <text:p text:style-name="P5">3. <text:s text:c="2"/>The perceptron tests had more varied performance with sonar data. <text:s/>Both the original and noisy versions increased accuracy by ~7% from η = .01 to η = .001. <text:s/>The .001 learning rate performed better because it allowed the weights to increment by a smaller amount, enabling them to come within closer range of the actual desired weights. <text:s/></text:p>
      <text:p text:style-name="P5"/>
      <text:p text:style-name="P5">4a. <text:s/>For the original vertebrate data, the KNN tests had slightly better performances than those of the perceptron tests. <text:s/>The highest accuracy was KNN for unnormalized data with 83% while the highest accuracy within the perceptron tests 76%. <text:s/>There was a lack of difference between the two because the original vertebrate data set does not, comparatively, have many features, it is only 37 dimensions. <text:s/>KNN has a worse performance with many features but under a certain threshold, the two algorithms will have roughly the same accuracy. <text:s/></text:p>
      <text:p text:style-name="P5"/>
      <text:p text:style-name="P5">4b. <text:s/>With added noise features, the perceptron tests had more consistent and accurate results than the KNN tests. <text:s/>Under the perceptron tests for both η = .01 and η = .001 the accuracy was about 73%-75%. With added noise features, the KNN tests consistently had greater differences between original and noisy data. <text:s text:c="2"/>The KNN tests are weaker with higher dimensional data. </text:p>
      <text:p text:style-name="P5"/>
      <text:p text:style-name="P5">4c. <text:s/>For the sonar dataset without noise features, the KNN tests had a higher accuracy. <text:s/>The highest accuracy within regular data was 81% for KNN was K=5, normalized, while the highest within the perceptron tests was 71% with <text:s/>η = .001. <text:s/>The KNN classifier was stronger because the test points in the sonar datasets have roughly little variance. <text:s/>Data points for the sonar are greater than 0 and less than 1, and this ensures that calculated distances will not be skewed by one feature having a much larger range. <text:s/>However, the lack of variance may work against perceptron classification because there would be even less difference amongst weights, creating a larger margin of error. </text:p>
      <text:p text:style-name="P5"/>
      <text:p text:style-name="P5"/>
      <text:p text:style-name="P5"/>
      <text:p text:style-name="P5"/>
      <text:p text:style-name="P5"><text:soft-page-break/>4d. <text:s/>For the sonar dataset, the KNN classifier was still more effective when noisy features were added. <text:s/>The greatest accuracy for the noisy sonar data within KNN was 81% with the normalized data, while the greatest for perceptron was 71%. <text:s/>However, KNN is not more effective when handling unnormalized data, which only had a max of 64%. <text:s/>This may indicate that normalization has a greater or equal effect on the accuracy of the sonar dataset than the noise features. <text:s/></text:p>
      <text:p text:style-name="P5"/>
      <text:p text:style-name="P5">4e. <text:s/>The performance drop from noisy features is greater for the vertebrate dataset. <text:s/>Noisy features have less of an effect on sonar data because all the features, original and additional noise, had a range 0-1. <text:s/>However, the vertebrate data points had much greater variance, some values being &lt;10 and some &gt;100. <text:s/>Adding more dimensions of an already large variance has a stronger effect on the accuracy than adding dimensions of smaller variance. <text:s/>The proportion of noise added was also different between the two. <text:s/>The original sonar data had 60 features and the noisy file had 90, while the vertebrate data set originally had 7 features and it's noisy counter part had 30. <text:s/>While the noisy sonar dataset was 1.5x the size of the original, the noisy vertebrate dataset was more than 4x the size of the origin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MI10" svg:font-family="CMMI10"/>
    <style:font-face style:name="Menlo-Regular" svg:font-family="Menlo-Regular"/>
    <style:font-face style:name="OpenSymbol" svg:font-family="OpenSymbol"/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 Sato</meta:initial-creator>
    <meta:creation-date>2014-02-11T21:03:35</meta:creation-date>
    <meta:generator>OpenOffice/4.0.1$Unix OpenOffice.org_project/401m5$Build-9714</meta:generator>
    <dc:date>2014-02-13T19:19:22</dc:date>
    <dc:creator>Kei Sato</dc:creator>
    <meta:editing-duration>PT5H25M41S</meta:editing-duration>
    <meta:editing-cycles>19</meta:editing-cycles>
    <meta:document-statistic meta:table-count="3" meta:image-count="0" meta:object-count="0" meta:page-count="3" meta:paragraph-count="74" meta:word-count="746" meta:character-count="4449"/>
  </office:meta>
</office:document-meta>
</file>